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e2866" officeooo:paragraph-rsid="001e2866"/>
    </style:style>
    <style:style style:name="P2" style:family="paragraph" style:parent-style-name="Standard">
      <style:text-properties officeooo:rsid="001e2866" officeooo:paragraph-rsid="001e2866"/>
    </style:style>
    <style:style style:name="P3" style:family="paragraph" style:parent-style-name="Standard">
      <style:text-properties officeooo:rsid="00200444" officeooo:paragraph-rsid="002004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76723156" text:style-name="L1">
        <text:list-item>
          <text:p text:style-name="P1">Seperate endings (Each squad gets an their own potential endings instead of one grand ending)</text:p>
        </text:list-item>
        <text:list-item>
          <text:p text:style-name="P1">How do we prevent players from giving a squad 0 effectiveness</text:p>
          <text:list>
            <text:list-item>
              <text:p text:style-name="P1">Infinite default ammo and guns</text:p>
            </text:list-item>
          </text:list>
        </text:list-item>
        <text:list-item>
          <text:p text:style-name="P1">Do we give players a fixed inventory or allow them to purchase all the gear with a currency</text:p>
          <text:list>
            <text:list-item>
              <text:p text:style-name="P1">Difficulty modifier based on how much resources a player gets?</text:p>
            </text:list-item>
          </text:list>
        </text:list-item>
        <text:list-item>
          <text:p text:style-name="P1">Rejection Mechanic?</text:p>
          <text:list>
            <text:list-item>
              <text:p text:style-name="P1">Individual squad reputation</text:p>
              <text:list>
                <text:list-item>
                  <text:p text:style-name="P1">Inter squad relationships</text:p>
                </text:list-item>
              </text:list>
            </text:list-item>
            <text:list-item>
              <text:p text:style-name="P1">Overall Efficacy &lt; 0 == Fired ending</text:p>
            </text:list-item>
          </text:list>
        </text:list-item>
        <text:list-item>
          <text:p text:style-name="P1">Pre Deployment Briefing (Player knows all deployments for the day before squads receive)</text:p>
        </text:list-item>
        <text:list-item>
          <text:p text:style-name="P1">Normal Requests → High Command recommends</text:p>
        </text:list-item>
        <text:list-item>
          <text:p text:style-name="P1">Special Requests → Squad asks for in advance</text:p>
        </text:list-item>
        <text:list-item>
          <text:p text:style-name="P1">Must choose a squad for a suicide mission </text:p>
        </text:list-item>
        <text:list-item>
          <text:p text:style-name="P1">Chochtcy spot for trinkets given to you by squads</text:p>
        </text:list-item>
      </text:list>
      <text:p text:style-name="P2"/>
      <text:p text:style-name="P2">Tutorial Sgt Johnson has a dick drawn on his helmet, if the player doesn’t replace it, his name changes to Sgt Lohn Johnson </text:p>
      <text:p text:style-name="P2"/>
      <text:p text:style-name="P2">potentially a subversive group you can choose to align with</text:p>
      <text:p text:style-name="P2"/>
      <text:p text:style-name="P2">Mushroom planet</text:p>
      <text:p text:style-name="P2"/>
      <text:p text:style-name="P2">Drafted vs Enlisted conflict</text:p>
      <text:p text:style-name="P2"/>
      <text:p text:style-name="P2">Greener squads like to over prepare</text:p>
      <text:p text:style-name="P2"/>
      <text:p text:style-name="P2">Must send a squad on a suicide mission without their knowledge</text:p>
      <text:p text:style-name="P3"/>
      <text:p text:style-name="P3">Experimental weapon event (1 in 50 chance?)</text:p>
      <text:p text:style-name="P2"/>
      <text:p text:style-name="P3">Dead Soldiers can come back on rare occasions (Resources Wasted for the day, recouped at the end of the day)</text:p>
      <text:p text:style-name="P3"/>
      <text:p text:style-name="P3">Sgt Shitheed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9:17:47.676000000</meta:creation-date>
    <dc:date>2025-05-13T07:41:09.338000000</dc:date>
    <meta:editing-duration>PT12H23M21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3" meta:word-count="217" meta:character-count="1208" meta:non-whitespace-character-count="1026"/>
  </office:meta>
</office:document-meta>
</file>